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Name:<text:tab/>erfasse_zahlen.h</text:span></text:p>
      <text:p text:style-name="P4"/>
      <text:p text:style-name="P1"><text:span text:style-name="T3">int</text:span> erfasse_ganze_zahl <text:span text:style-name="T3">(int min, int max)</text:span></text:p>
      <text:p text:style-name="P5"><text:span text:style-name="T3">float </text:span><text:span text:style-name="T2">erfasse_gleitkomma_zahl</text:span><text:span text:style-name="T3"> (float min, float max)</text:span></text:p>
      <text:p text:style-name="Standard"/>
      <text:p text:style-name="Standard"><text:span text:style-name="T2">Name:<text:tab/></text:span><text:bookmark-start text:name="__DdeLink__266_1503486668111"/><text:span text:style-name="T2">e</text:span><text:bookmark-end text:name="__DdeLink__266_1503486668111"/><text:span text:style-name="T2">rfasse_zahlen.c</text:span></text:p>
      <text:p text:style-name="P5"><text:span text:style-name="T2">Zweck: <text:s text:c="2"/><text:tab/></text:span><text:span text:style-name="T3">Diese Sammlung enthält mehrere Funktionen für die Erfassung von Zahlen.</text:span></text:p>
      <text:p text:style-name="P1"/>
      <text:p text:style-name="Standard"><text:span text:style-name="T2">Name:</text:span><text:tab/><text:span text:style-name="T2">erfasse_ganze_zahl</text:span></text:p>
      <text:p text:style-name="Standard"><text:span text:style-name="T2">Zweck:</text:span><text:tab/>erfasst ganze Zahl</text:p>
      <text:p text:style-name="Standard"/>
      <text:p text:style-name="Standard"><text:span text:style-name="T2">Input:</text:span><text:tab/><text:tab/>min<text:tab/><text:tab/><text:tab/><text:tab/><text:tab/>minimale Größe der Zahl</text:p>
      <text:p text:style-name="Standard"><text:tab/><text:tab/>max<text:tab/><text:tab/><text:tab/><text:tab/><text:tab/>maximale Größe der Zahl</text:p>
      <text:p text:style-name="Standard"/>
      <text:p text:style-name="P5"><text:span text:style-name="T2">Output:</text:span><text:tab/>eingabe<text:tab/><text:tab/><text:tab/><text:tab/>die erfasste ganze Zahl</text:p>
      <text:p text:style-name="P1"/>
      <text:p text:style-name="Standard"><text:span text:style-name="T2">Name:</text:span><text:tab/><text:span text:style-name="T2">erfasse_gleitkomma_zahl</text:span></text:p>
      <text:p text:style-name="Standard"><text:span text:style-name="T2">Zweck:</text:span><text:tab/>erfasst gleitkomma Zahl</text:p>
      <text:p text:style-name="Standard"/>
      <text:p text:style-name="Standard"><text:span text:style-name="T2">Input:</text:span><text:tab/><text:tab/>min<text:tab/><text:tab/><text:tab/><text:tab/><text:tab/>minimale Größe der Zahl</text:p>
      <text:p text:style-name="Standard"><text:tab/><text:tab/>max<text:tab/><text:tab/><text:tab/><text:tab/><text:tab/>maximale Größe der Zahl</text:p>
      <text:p text:style-name="Standard"/>
      <text:p text:style-name="P5"><text:span text:style-name="T2">Output:</text:span><text:tab/>eingabe<text:tab/><text:tab/><text:tab/><text:tab/>die erfasste gleitkomma Zah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ktor Schmidt</meta:initial-creator>
    <meta:creation-date>2010-05-14T13:14:06</meta:creation-date>
    <dc:date>2010-05-25T17:07:20</dc:date>
    <dc:creator>Viktor Schmidt</dc:creator>
    <meta:editing-duration>PT38H20M16S</meta:editing-duration>
    <meta:editing-cycles>98</meta:editing-cycles>
    <meta:generator>OpenOffice.org/3.2$Linux OpenOffice.org_project/320m12$Build-9483</meta:generator>
    <meta:document-statistic meta:table-count="0" meta:image-count="0" meta:object-count="0" meta:page-count="1" meta:paragraph-count="15" meta:word-count="73" meta:character-count="559"/>
  </office:meta>
</office:document-meta>
</file>